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2.49pt solid #000000" style:vertical-align="middl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2.01pt solid #000000" style:text-align-source="fix" style:repeat-content="false" fo:border-left="2.49pt solid #000000" fo:border-right="2.49pt solid #000000" fo:border-top="2.49pt solid #000000" style:vertical-align="middl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7fbff" style:text-align-source="fix" style:repeat-content="false" fo:border="2.49pt solid #000000"/>
      <style:paragraph-properties fo:text-align="start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7fbff" fo:border="2.49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2.01pt solid #000000" fo:background-color="#f7fbff" fo:border-left="2.49pt solid #000000" fo:border-right="2.49pt solid #000000" fo:border-top="2.49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deebf7" fo:border="2.49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2.01pt solid #000000" fo:background-color="#deebf7" fo:border-left="2.49pt solid #000000" fo:border-right="2.49pt solid #000000" fo:border-top="2.49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6dbef" fo:border="2.49pt solid #000000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fo:background-color="#c6dbef" fo:border-left="2.49pt solid #000000" fo:border-right="2.49pt solid #000000" fo:border-top="2.49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ecae1" fo:border="2.49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2.01pt solid #000000" fo:background-color="#9ecae1" fo:border-left="2.49pt solid #000000" fo:border-right="2.49pt solid #000000" fo:border-top="2.49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6baed6" fo:border="2.49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2.01pt solid #000000" fo:background-color="#6baed6" fo:border-left="2.49pt solid #000000" fo:border-right="2.49pt solid #000000" fo:border-top="2.49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2.49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4292c6" fo:border="2.49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2.01pt solid #000000" fo:background-color="#4292c6" fo:border-left="2.49pt solid #000000" fo:border-right="2.49pt solid #000000" fo:border-top="2.49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2171b5" fo:border="2.49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2.01pt solid #000000" fo:background-color="#2171b5" fo:border-left="2.49pt solid #000000" fo:border-right="2.49pt solid #000000" fo:border-top="2.49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08519c" fo:border="2.4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01pt solid #000000" fo:background-color="#08519c" fo:border-left="2.49pt solid #000000" fo:border-right="2.49pt solid #000000" fo:border-top="2.49pt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2.01pt solid #000000" fo:border-top="2.49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order-bottom="2.49pt solid #000000" fo:background-color="#08306b" fo:border-left="2.49pt solid #000000" fo:border-right="2.01pt solid #000000" fo:border-top="2.4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01pt solid #000000" fo:background-color="#08306b" fo:border-left="2.49pt solid #000000" fo:border-right="2.01pt solid #000000" fo:border-top="2.49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2" table:default-cell-style-name="ce8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20"/>
        <table:table-column table:style-name="co2" table:default-cell-style-name="ce22"/>
        <table:table-column table:style-name="co2" table:default-cell-style-name="ce24"/>
        <table:table-column table:style-name="co2" table:default-cell-style-name="ce51"/>
        <table:table-column table:style-name="co2" table:default-cell-style-name="ce30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4" office:value-type="float" office:value="2009" calcext:value-type="float">
            <text:p>2009</text:p>
          </table:table-cell>
          <table:table-cell table:style-name="ce4" table:formula="of:=[.B1]+1" office:value-type="float" office:value="2010" calcext:value-type="float">
            <text:p>2010</text:p>
          </table:table-cell>
          <table:table-cell table:style-name="ce4" table:formula="of:=[.C1]+1" office:value-type="float" office:value="2011" calcext:value-type="float">
            <text:p>2011</text:p>
          </table:table-cell>
          <table:table-cell table:style-name="ce4" table:formula="of:=[.D1]+1" office:value-type="float" office:value="2012" calcext:value-type="float">
            <text:p>2012</text:p>
          </table:table-cell>
          <table:table-cell table:style-name="ce4" table:formula="of:=[.E1]+1" office:value-type="float" office:value="2013" calcext:value-type="float">
            <text:p>2013</text:p>
          </table:table-cell>
          <table:table-cell table:style-name="ce17" table:formula="of:=[.F1]+1" office:value-type="float" office:value="2014" calcext:value-type="float">
            <text:p>2014</text:p>
          </table:table-cell>
          <table:table-cell table:style-name="ce4" table:formula="of:=[.G1]+1" office:value-type="float" office:value="2015" calcext:value-type="float">
            <text:p>2015</text:p>
          </table:table-cell>
          <table:table-cell table:style-name="ce4" table:formula="of:=[.H1]+1" office:value-type="float" office:value="2016" calcext:value-type="float">
            <text:p>2016</text:p>
          </table:table-cell>
          <table:table-cell table:style-name="ce50" table:formula="of:=[.I1]+1" office:value-type="float" office:value="2017" calcext:value-type="float">
            <text:p>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_black_female</text:p>
          </table:table-cell>
          <table:table-cell table:style-name="ce5"/>
          <table:table-cell table:number-columns-repeated="11"/>
        </table:table-row>
        <table:table-row table:style-name="ro1">
          <table:table-cell office:value-type="string" calcext:value-type="string">
            <text:p>het_hisp_female</text:p>
          </table:table-cell>
          <table:table-cell table:number-columns-repeated="6"/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et_white_female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het_black_m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t_hisp_male</text:p>
          </table:table-cell>
          <table:table-cell table:number-columns-repeated="6"/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et_white_male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du_black_female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du_hisp_female</text:p>
          </table:table-cell>
          <table:table-cell table:number-columns-spanned="9" table:number-rows-spanned="1"/>
          <table:covered-table-cell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du_white_female</text:p>
          </table:table-cell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u_black_male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du_hisp_male</text:p>
          </table:table-cell>
          <table:table-cell table:number-columns-repeated="3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du_white_male</text:p>
          </table:table-cell>
          <table:table-cell table:number-columns-repeated="7"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msm_black_m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sm_hisp_male</text:p>
          </table:table-cell>
          <table:table-cell table:number-columns-repeated="12"/>
        </table:table-row>
        <table:table-row table:style-name="ro1">
          <table:table-cell table:style-name="ce29" office:value-type="string" calcext:value-type="string">
            <text:p>msm_white_male</text:p>
          </table:table-cell>
          <table:table-cell table:style-name="ce34"/>
          <table:table-cell table:style-name="ce36"/>
          <table:table-cell table:style-name="ce38"/>
          <table:table-cell table:style-name="ce40"/>
          <table:table-cell table:style-name="ce42"/>
          <table:table-cell table:style-name="ce45"/>
          <table:table-cell table:style-name="ce47"/>
          <table:table-cell table:style-name="ce49"/>
          <table:table-cell table:style-name="ce52"/>
          <table:table-cell table:number-columns-repeated="3"/>
        </table:table-row>
        <table:table-row table:style-name="ro2">
          <table:table-cell table:style-name="ce30" table:number-columns-repeated="10"/>
          <table:table-cell table:number-columns-repeated="3"/>
        </table:table-row>
        <table:table-row table:style-name="ro2">
          <table:table-cell table:style-name="ce30" table:number-columns-repeated="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3:42:22.597714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ameron Stewart</meta:initial-creator>
    <meta:creation-date>2020-03-30T16:15:03.148734707</meta:creation-date>
    <dc:date>2020-04-01T14:12:19.467137153</dc:date>
    <dc:creator>Cameron Stewart</dc:creator>
    <meta:editing-duration>PT8H38S</meta:editing-duration>
    <meta:editing-cycles>6</meta:editing-cycles>
    <meta:generator>LibreOffice/6.3.5.2$Linux_X86_64 LibreOffice_project/30$Build-2</meta:generator>
    <meta:document-statistic meta:table-count="1" meta:cell-count="25" meta:object-count="0"/>
  </office:meta>
</office:document-meta>
</file>